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fo:min-height="0.9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206cm"/>
    </style:style>
    <style:style style:name="gr9" style:family="graphic" style:parent-style-name="standard">
      <style:graphic-properties fo:min-height="0.712cm"/>
    </style:style>
    <style:style style:name="gr10" style:family="graphic" style:parent-style-name="standard">
      <style:graphic-properties fo:min-height="0.712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5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7.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002cm"/>
    </style:style>
    <style:style style:name="gr16" style:family="graphic" style:parent-style-name="standard">
      <style:graphic-properties draw:stroke="none" draw:fill="none" fo:min-height="2.8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3cm"/>
    </style:style>
    <style:style style:name="pr1" style:family="presentation" style:parent-style-name="Padrão-title">
      <style:graphic-properties draw:auto-grow-height="true" fo:min-height="2.63cm"/>
    </style:style>
    <style:style style:name="pr2" style:family="presentation" style:parent-style-name="Padrão-subtitle" style:list-style-name="L2">
      <style:graphic-properties draw:fill-color="#ffffff" draw:textarea-vertical-align="top" draw:auto-grow-height="true" fo:min-height="9.13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63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size="24pt"/>
    </style:style>
    <style:style style:name="T2" style:family="text">
      <style:text-properties fo:color="#ff3333" fo:font-size="18pt" style:font-size-asian="18pt" style:font-size-complex="18pt"/>
    </style:style>
    <style:style style:name="T3" style:family="text">
      <style:text-properties style:use-window-font-color="true" fo:font-size="18pt" style:font-size-asian="18pt" style:font-size-complex="18pt"/>
    </style:style>
    <style:style style:name="T4" style:family="text">
      <style:text-properties fo:color="#ff3333"/>
    </style:style>
    <style:style style:name="T5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ontos Flutuante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<text:span text:style-name="T1">C</text:span><text:span text:style-name="T1">a</text:span><text:span text:style-name="T1">r</text:span><text:span text:style-name="T1">r</text:span><text:span text:style-name="T1">e</text:span><text:span text:style-name="T1">g</text:span><text:span text:style-name="T1">a</text:span><text:span text:style-name="T1">r</text:span><text:span text:style-name="T1"> </text:span><text:span text:style-name="T1">p</text:span><text:span text:style-name="T1">o</text:span><text:span text:style-name="T1">n</text:span><text:span text:style-name="T1">t</text:span><text:span text:style-name="T1">o</text:span><text:span text:style-name="T1"> </text:span><text:span text:style-name="T1">f</text:span><text:span text:style-name="T1">l</text:span><text:span text:style-name="T1">u</text:span><text:span text:style-name="T1">t</text:span><text:span text:style-name="T1">u</text:span><text:span text:style-name="T1">a</text:span><text:span text:style-name="T1">n</text:span><text:span text:style-name="T1">t</text:span><text:span text:style-name="T1">e</text:span><text:span text:style-name="T1"> </text:span><text:span text:style-name="T1">d</text:span><text:span text:style-name="T1">a</text:span><text:span text:style-name="T1"> </text:span><text:span text:style-name="T1">v</text:span><text:span text:style-name="T1">a</text:span><text:span text:style-name="T1">r</text:span><text:span text:style-name="T1">i</text:span><text:span text:style-name="T1">á</text:span><text:span text:style-name="T1">v</text:span><text:span text:style-name="T1">e</text:span><text:span text:style-name="T1">l </text:span><text:span text:style-name="T1">p</text:span><text:span text:style-name="T1">a</text:span><text:span text:style-name="T1">r</text:span><text:span text:style-name="T1">a</text:span><text:span text:style-name="T1"> </text:span><text:span text:style-name="T1">p</text:span><text:span text:style-name="T1">i</text:span><text:span text:style-name="T1">l</text:span><text:span text:style-name="T1">h</text:span><text:span text:style-name="T1">a</text:span></text:p>
              </text:list-item>
              <text:list-item>
                <text:p text:style-name="P1"><text:span text:style-name="T1">C</text:span><text:span text:style-name="T1">a</text:span><text:span text:style-name="T1">r</text:span><text:span text:style-name="T1">r</text:span><text:span text:style-name="T1">e</text:span><text:span text:style-name="T1">g</text:span><text:span text:style-name="T1">a</text:span><text:span text:style-name="T1">r</text:span><text:span text:style-name="T1"> </text:span><text:span text:style-name="T1">p</text:span><text:span text:style-name="T1">o</text:span><text:span text:style-name="T1">n</text:span><text:span text:style-name="T1">t</text:span><text:span text:style-name="T1">o</text:span><text:span text:style-name="T1"> </text:span><text:span text:style-name="T1">f</text:span><text:span text:style-name="T1">l</text:span><text:span text:style-name="T1">u</text:span><text:span text:style-name="T1">t</text:span><text:span text:style-name="T1">u</text:span><text:span text:style-name="T1">a</text:span><text:span text:style-name="T1">n</text:span><text:span text:style-name="T1">t</text:span><text:span text:style-name="T1">e</text:span><text:span text:style-name="T1"> </text:span><text:span text:style-name="T1">d</text:span><text:span text:style-name="T1">a</text:span><text:span text:style-name="T1"> </text:span><text:span text:style-name="T1">v</text:span><text:span text:style-name="T1">a</text:span><text:span text:style-name="T1">r</text:span><text:span text:style-name="T1">i</text:span><text:span text:style-name="T1">á</text:span><text:span text:style-name="T1">v</text:span><text:span text:style-name="T1">e</text:span><text:span text:style-name="T1">l </text:span><text:span text:style-name="T1">p</text:span><text:span text:style-name="T1">a</text:span><text:span text:style-name="T1">r</text:span><text:span text:style-name="T1">a</text:span><text:span text:style-name="T1"> <text:s/></text:span><text:span text:style-name="T1">p</text:span><text:span text:style-name="T1">i</text:span><text:span text:style-name="T1">l</text:span><text:span text:style-name="T1">h</text:span><text:span text:style-name="T1">a</text:span></text:p>
              </text:list-item>
              <text:list-item>
                <text:p text:style-name="P1"><text:span text:style-name="T1">F</text:span><text:span text:style-name="T1">a</text:span><text:span text:style-name="T1">z</text:span><text:span text:style-name="T1">e</text:span><text:span text:style-name="T1">r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ç</text:span><text:span text:style-name="T1">ã</text:span><text:span text:style-name="T1">o</text:span></text:p>
              </text:list-item>
              <text:list-item>
                <text:p text:style-name="P1"><text:span text:style-name="T1">R</text:span><text:span text:style-name="T1">e</text:span><text:span text:style-name="T1">t</text:span><text:span text:style-name="T1">i</text:span><text:span text:style-name="T1">r</text:span><text:span text:style-name="T1">a</text:span><text:span text:style-name="T1">r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a</text:span><text:span text:style-name="T1">d</text:span><text:span text:style-name="T1">o</text:span><text:span text:style-name="T1"> </text:span><text:span text:style-name="T1">d</text:span><text:span text:style-name="T1">a</text:span><text:span text:style-name="T1"> </text:span><text:span text:style-name="T1">p</text:span><text:span text:style-name="T1">i</text:span><text:span text:style-name="T1">l</text:span><text:span text:style-name="T1">h</text:span><text:span text:style-name="T1">a</text:span><text:span text:style-name="T1"> </text:span><text:span text:style-name="T1">e</text:span><text:span text:style-name="T1"> </text:span><text:span text:style-name="T1">c</text:span><text:span text:style-name="T1">o</text:span><text:span text:style-name="T1">l</text:span><text:span text:style-name="T1">o</text:span><text:span text:style-name="T1">c</text:span><text:span text:style-name="T1">a</text:span><text:span text:style-name="T1">r</text:span><text:span text:style-name="T1"> </text:span><text:span text:style-name="T1">n</text:span><text:span text:style-name="T1">a</text:span><text:span text:style-name="T1"> </text:span><text:span text:style-name="T1">v</text:span><text:span text:style-name="T1">a</text:span><text:span text:style-name="T1">r</text:span><text:span text:style-name="T1">i</text:span><text:span text:style-name="T1">á</text:span><text:span text:style-name="T1">v</text:span><text:span text:style-name="T1">e</text:span><text:span text:style-name="T1">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ontos Flutuantes</text:p>
          </draw:text-box>
        </draw:frame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3" draw:layer="layout" svg:width="4.6cm" svg:height="1.187cm" svg:x="19.9cm" svg:y="11.9cm">
          <draw:text-box>
            <text:p/>
          </draw:text-box>
        </draw:frame>
        <draw:frame draw:style-name="gr4" draw:text-style-name="P4" draw:layer="layout" svg:width="1.349cm" svg:height="0.962cm" svg:x="18.3cm" svg:y="11.938cm">
          <draw:text-box>
            <text:p>st0</text:p>
          </draw:text-box>
        </draw:frame>
        <draw:frame draw:style-name="gr3" draw:layer="layout" svg:width="4.6cm" svg:height="1.187cm" svg:x="19.901cm" svg:y="10.9cm">
          <draw:text-box>
            <text:p/>
          </draw:text-box>
        </draw:frame>
        <draw:frame draw:style-name="gr4" draw:text-style-name="P4" draw:layer="layout" svg:width="1.349cm" svg:height="0.962cm" svg:x="18.301cm" svg:y="10.938cm">
          <draw:text-box>
            <text:p>st1</text:p>
          </draw:text-box>
        </draw:frame>
        <draw:frame draw:style-name="gr3" draw:layer="layout" svg:width="4.6cm" svg:height="1.187cm" svg:x="19.901cm" svg:y="10cm">
          <draw:text-box>
            <text:p/>
          </draw:text-box>
        </draw:frame>
        <draw:frame draw:style-name="gr4" draw:text-style-name="P4" draw:layer="layout" svg:width="1.349cm" svg:height="0.962cm" svg:x="18.301cm" svg:y="10.038cm">
          <draw:text-box>
            <text:p>st2</text:p>
          </draw:text-box>
        </draw:frame>
        <draw:frame draw:style-name="gr3" draw:layer="layout" svg:width="4.6cm" svg:height="1.187cm" svg:x="19.902cm" svg:y="9cm">
          <draw:text-box>
            <text:p/>
          </draw:text-box>
        </draw:frame>
        <draw:frame draw:style-name="gr4" draw:text-style-name="P4" draw:layer="layout" svg:width="1.349cm" svg:height="0.962cm" svg:x="18.302cm" svg:y="9.0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19.9cm" svg:y="8cm">
          <draw:text-box>
            <text:p/>
          </draw:text-box>
        </draw:frame>
        <draw:frame draw:style-name="gr4" draw:text-style-name="P4" draw:layer="layout" svg:width="1.349cm" svg:height="0.962cm" svg:x="18.3cm" svg:y="8.038cm">
          <draw:text-box>
            <text:p>st4</text:p>
          </draw:text-box>
        </draw:frame>
        <draw:frame draw:style-name="gr3" draw:layer="layout" svg:width="4.6cm" svg:height="1.187cm" svg:x="19.901cm" svg:y="7cm">
          <draw:text-box>
            <text:p/>
          </draw:text-box>
        </draw:frame>
        <draw:frame draw:style-name="gr4" draw:text-style-name="P4" draw:layer="layout" svg:width="1.349cm" svg:height="0.962cm" svg:x="18.301cm" svg:y="7.038cm">
          <draw:text-box>
            <text:p>st5</text:p>
          </draw:text-box>
        </draw:frame>
        <draw:frame draw:style-name="gr3" draw:layer="layout" svg:width="4.6cm" svg:height="1.187cm" svg:x="19.901cm" svg:y="6.1cm">
          <draw:text-box>
            <text:p/>
          </draw:text-box>
        </draw:frame>
        <draw:frame draw:style-name="gr4" draw:text-style-name="P4" draw:layer="layout" svg:width="1.349cm" svg:height="0.962cm" svg:x="18.301cm" svg:y="6.138cm">
          <draw:text-box>
            <text:p>st6</text:p>
          </draw:text-box>
        </draw:frame>
        <draw:frame draw:style-name="gr3" draw:layer="layout" svg:width="4.6cm" svg:height="1.187cm" svg:x="19.902cm" svg:y="5.1cm">
          <draw:text-box>
            <text:p/>
          </draw:text-box>
        </draw:frame>
        <draw:frame draw:style-name="gr4" draw:text-style-name="P4" draw:layer="layout" svg:width="1.349cm" svg:height="0.962cm" svg:x="18.302cm" svg:y="5.138cm">
          <draw:text-box>
            <text:p>st7</text:p>
          </draw:text-box>
        </draw:frame>
        <draw:line draw:style-name="gr5" draw:text-style-name="P5" draw:layer="layout" svg:x1="17cm" svg:y1="13cm" svg:x2="17cm" svg:y2="5cm">
          <text:p/>
        </draw:line>
        <draw:frame draw:style-name="gr6" draw:text-style-name="P4" draw:layer="layout" svg:width="7.682cm" svg:height="0.962cm" svg:x="8.6cm" svg:y="8.038cm">
          <draw:text-box>
            <text:p>Sentido de empilhament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Exemplo</text:p>
          </draw:text-box>
        </draw:frame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3" draw:layer="layout" svg:width="4.6cm" svg:height="1.187cm" svg:x="19.9cm" svg:y="11.9cm">
          <draw:text-box>
            <text:p/>
          </draw:text-box>
        </draw:frame>
        <draw:frame draw:style-name="gr4" draw:text-style-name="P4" draw:layer="layout" svg:width="1.349cm" svg:height="0.962cm" svg:x="18.3cm" svg:y="11.938cm">
          <draw:text-box>
            <text:p>st0</text:p>
          </draw:text-box>
        </draw:frame>
        <draw:frame draw:style-name="gr3" draw:layer="layout" svg:width="4.6cm" svg:height="1.187cm" svg:x="19.901cm" svg:y="10.9cm">
          <draw:text-box>
            <text:p/>
          </draw:text-box>
        </draw:frame>
        <draw:frame draw:style-name="gr4" draw:text-style-name="P4" draw:layer="layout" svg:width="1.349cm" svg:height="0.962cm" svg:x="18.301cm" svg:y="10.938cm">
          <draw:text-box>
            <text:p>st1</text:p>
          </draw:text-box>
        </draw:frame>
        <draw:frame draw:style-name="gr3" draw:layer="layout" svg:width="4.6cm" svg:height="1.187cm" svg:x="19.901cm" svg:y="10cm">
          <draw:text-box>
            <text:p/>
          </draw:text-box>
        </draw:frame>
        <draw:frame draw:style-name="gr4" draw:text-style-name="P4" draw:layer="layout" svg:width="1.349cm" svg:height="0.962cm" svg:x="18.301cm" svg:y="10.038cm">
          <draw:text-box>
            <text:p>st2</text:p>
          </draw:text-box>
        </draw:frame>
        <draw:frame draw:style-name="gr3" draw:layer="layout" svg:width="4.6cm" svg:height="1.187cm" svg:x="19.902cm" svg:y="9cm">
          <draw:text-box>
            <text:p/>
          </draw:text-box>
        </draw:frame>
        <draw:frame draw:style-name="gr4" draw:text-style-name="P4" draw:layer="layout" svg:width="1.349cm" svg:height="0.962cm" svg:x="18.302cm" svg:y="9.0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19.9cm" svg:y="8cm">
          <draw:text-box>
            <text:p/>
          </draw:text-box>
        </draw:frame>
        <draw:frame draw:style-name="gr4" draw:text-style-name="P4" draw:layer="layout" svg:width="1.349cm" svg:height="0.962cm" svg:x="18.3cm" svg:y="8.038cm">
          <draw:text-box>
            <text:p>st4</text:p>
          </draw:text-box>
        </draw:frame>
        <draw:frame draw:style-name="gr3" draw:layer="layout" svg:width="4.6cm" svg:height="1.187cm" svg:x="19.901cm" svg:y="7cm">
          <draw:text-box>
            <text:p/>
          </draw:text-box>
        </draw:frame>
        <draw:frame draw:style-name="gr4" draw:text-style-name="P4" draw:layer="layout" svg:width="1.349cm" svg:height="0.962cm" svg:x="18.301cm" svg:y="7.038cm">
          <draw:text-box>
            <text:p>st5</text:p>
          </draw:text-box>
        </draw:frame>
        <draw:frame draw:style-name="gr3" draw:layer="layout" svg:width="4.6cm" svg:height="1.187cm" svg:x="19.901cm" svg:y="6.1cm">
          <draw:text-box>
            <text:p/>
          </draw:text-box>
        </draw:frame>
        <draw:frame draw:style-name="gr4" draw:text-style-name="P4" draw:layer="layout" svg:width="1.349cm" svg:height="0.962cm" svg:x="18.301cm" svg:y="6.138cm">
          <draw:text-box>
            <text:p>st6</text:p>
          </draw:text-box>
        </draw:frame>
        <draw:frame draw:style-name="gr3" draw:layer="layout" svg:width="4.6cm" svg:height="1.187cm" svg:x="19.902cm" svg:y="5.1cm">
          <draw:text-box>
            <text:p/>
          </draw:text-box>
        </draw:frame>
        <draw:frame draw:style-name="gr4" draw:text-style-name="P4" draw:layer="layout" svg:width="1.349cm" svg:height="0.962cm" svg:x="18.302cm" svg:y="5.138cm">
          <draw:text-box>
            <text:p>st7</text:p>
          </draw:text-box>
        </draw:frame>
        <draw:frame draw:style-name="gr7" draw:text-style-name="P4" draw:layer="layout" svg:width="4.913cm" svg:height="3.095cm" svg:x="1.504cm" svg:y="2.8cm">
          <draw:text-box>
            <text:p>SECTION .data</text:p>
            <text:p>a dq <text:s/>3.64</text:p>
            <text:p>b dq <text:s/>6.25</text:p>
            <text:p>c dq <text:s/>0</text:p>
          </draw:text-box>
        </draw:frame>
        <draw:frame draw:style-name="gr8" draw:text-style-name="P4" draw:layer="layout" svg:width="4.706cm" svg:height="4.517cm" svg:x="1.505cm" svg:y="6.901cm">
          <draw:text-box>
            <text:p>SECTION .text</text:p>
            <text:p/>
            <text:p>fld a</text:p>
            <text:p>fld b</text:p>
            <text:p>fadd</text:p>
            <text:p>fstp c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Exemplo</text:p>
          </draw:text-box>
        </draw:frame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19.9cm" svg:y="11.9cm">
          <draw:text-box>
            <text:p>3.64</text:p>
          </draw:text-box>
        </draw:frame>
        <draw:frame draw:style-name="gr4" draw:text-style-name="P4" draw:layer="layout" svg:width="1.349cm" svg:height="0.962cm" svg:x="18.3cm" svg:y="11.938cm">
          <draw:text-box>
            <text:p>st0</text:p>
          </draw:text-box>
        </draw:frame>
        <draw:frame draw:style-name="gr3" draw:layer="layout" svg:width="4.6cm" svg:height="1.187cm" svg:x="19.901cm" svg:y="10.9cm">
          <draw:text-box>
            <text:p/>
          </draw:text-box>
        </draw:frame>
        <draw:frame draw:style-name="gr4" draw:text-style-name="P4" draw:layer="layout" svg:width="1.349cm" svg:height="0.962cm" svg:x="18.301cm" svg:y="10.938cm">
          <draw:text-box>
            <text:p>st1</text:p>
          </draw:text-box>
        </draw:frame>
        <draw:frame draw:style-name="gr3" draw:layer="layout" svg:width="4.6cm" svg:height="1.187cm" svg:x="19.901cm" svg:y="10cm">
          <draw:text-box>
            <text:p/>
          </draw:text-box>
        </draw:frame>
        <draw:frame draw:style-name="gr4" draw:text-style-name="P4" draw:layer="layout" svg:width="1.349cm" svg:height="0.962cm" svg:x="18.301cm" svg:y="10.038cm">
          <draw:text-box>
            <text:p>st2</text:p>
          </draw:text-box>
        </draw:frame>
        <draw:frame draw:style-name="gr3" draw:layer="layout" svg:width="4.6cm" svg:height="1.187cm" svg:x="19.902cm" svg:y="9cm">
          <draw:text-box>
            <text:p/>
          </draw:text-box>
        </draw:frame>
        <draw:frame draw:style-name="gr4" draw:text-style-name="P4" draw:layer="layout" svg:width="1.349cm" svg:height="0.962cm" svg:x="18.302cm" svg:y="9.0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19.9cm" svg:y="8cm">
          <draw:text-box>
            <text:p/>
          </draw:text-box>
        </draw:frame>
        <draw:frame draw:style-name="gr4" draw:text-style-name="P4" draw:layer="layout" svg:width="1.349cm" svg:height="0.962cm" svg:x="18.3cm" svg:y="8.038cm">
          <draw:text-box>
            <text:p>st4</text:p>
          </draw:text-box>
        </draw:frame>
        <draw:frame draw:style-name="gr3" draw:layer="layout" svg:width="4.6cm" svg:height="1.187cm" svg:x="19.901cm" svg:y="7cm">
          <draw:text-box>
            <text:p/>
          </draw:text-box>
        </draw:frame>
        <draw:frame draw:style-name="gr4" draw:text-style-name="P4" draw:layer="layout" svg:width="1.349cm" svg:height="0.962cm" svg:x="18.301cm" svg:y="7.038cm">
          <draw:text-box>
            <text:p>st5</text:p>
          </draw:text-box>
        </draw:frame>
        <draw:frame draw:style-name="gr3" draw:layer="layout" svg:width="4.6cm" svg:height="1.187cm" svg:x="19.901cm" svg:y="6.1cm">
          <draw:text-box>
            <text:p/>
          </draw:text-box>
        </draw:frame>
        <draw:frame draw:style-name="gr4" draw:text-style-name="P4" draw:layer="layout" svg:width="1.349cm" svg:height="0.962cm" svg:x="18.301cm" svg:y="6.138cm">
          <draw:text-box>
            <text:p>st6</text:p>
          </draw:text-box>
        </draw:frame>
        <draw:frame draw:style-name="gr3" draw:layer="layout" svg:width="4.6cm" svg:height="1.187cm" svg:x="19.902cm" svg:y="5.1cm">
          <draw:text-box>
            <text:p/>
          </draw:text-box>
        </draw:frame>
        <draw:frame draw:style-name="gr4" draw:text-style-name="P4" draw:layer="layout" svg:width="1.349cm" svg:height="0.962cm" svg:x="18.302cm" svg:y="5.138cm">
          <draw:text-box>
            <text:p>st7</text:p>
          </draw:text-box>
        </draw:frame>
        <draw:frame draw:style-name="gr7" draw:text-style-name="P4" draw:layer="layout" svg:width="4.913cm" svg:height="3.095cm" svg:x="1.504cm" svg:y="2.8cm">
          <draw:text-box>
            <text:p>SECTION .data</text:p>
            <text:p>a dq <text:s/>3.64</text:p>
            <text:p>b dq <text:s/>6.25</text:p>
            <text:p>c dq <text:s/>0</text:p>
          </draw:text-box>
        </draw:frame>
        <draw:frame draw:style-name="gr8" draw:text-style-name="P4" draw:layer="layout" svg:width="4.706cm" svg:height="4.517cm" svg:x="1.505cm" svg:y="6.901cm">
          <draw:text-box>
            <text:p>SECTION .text</text:p>
            <text:p/>
            <text:p><text:span text:style-name="T2">fld </text:span><text:span text:style-name="T2">a</text:span></text:p>
            <text:p>fld b</text:p>
            <text:p>fadd</text:p>
            <text:p>fstp c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Exemplo</text:p>
          </draw:text-box>
        </draw:frame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19.9cm" svg:y="12.1cm">
          <draw:text-box>
            <text:p>6.25</text:p>
          </draw:text-box>
        </draw:frame>
        <draw:frame draw:style-name="gr4" draw:text-style-name="P4" draw:layer="layout" svg:width="1.349cm" svg:height="0.962cm" svg:x="18.3cm" svg:y="11.938cm">
          <draw:text-box>
            <text:p>st0</text:p>
          </draw:text-box>
        </draw:frame>
        <draw:frame draw:style-name="gr9" draw:layer="layout" svg:width="4.6cm" svg:height="0.962cm" svg:x="19.901cm" svg:y="11.1cm">
          <draw:text-box>
            <text:p>3.64</text:p>
          </draw:text-box>
        </draw:frame>
        <draw:frame draw:style-name="gr4" draw:text-style-name="P4" draw:layer="layout" svg:width="1.349cm" svg:height="0.962cm" svg:x="18.301cm" svg:y="10.938cm">
          <draw:text-box>
            <text:p>st1</text:p>
          </draw:text-box>
        </draw:frame>
        <draw:frame draw:style-name="gr3" draw:layer="layout" svg:width="4.6cm" svg:height="1.187cm" svg:x="19.901cm" svg:y="10cm">
          <draw:text-box>
            <text:p/>
          </draw:text-box>
        </draw:frame>
        <draw:frame draw:style-name="gr4" draw:text-style-name="P4" draw:layer="layout" svg:width="1.349cm" svg:height="0.962cm" svg:x="18.301cm" svg:y="10.038cm">
          <draw:text-box>
            <text:p>st2</text:p>
          </draw:text-box>
        </draw:frame>
        <draw:frame draw:style-name="gr3" draw:layer="layout" svg:width="4.6cm" svg:height="1.187cm" svg:x="19.902cm" svg:y="9cm">
          <draw:text-box>
            <text:p/>
          </draw:text-box>
        </draw:frame>
        <draw:frame draw:style-name="gr4" draw:text-style-name="P4" draw:layer="layout" svg:width="1.349cm" svg:height="0.962cm" svg:x="18.302cm" svg:y="9.0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19.9cm" svg:y="8cm">
          <draw:text-box>
            <text:p/>
          </draw:text-box>
        </draw:frame>
        <draw:frame draw:style-name="gr4" draw:text-style-name="P4" draw:layer="layout" svg:width="1.349cm" svg:height="0.962cm" svg:x="18.3cm" svg:y="8.038cm">
          <draw:text-box>
            <text:p>st4</text:p>
          </draw:text-box>
        </draw:frame>
        <draw:frame draw:style-name="gr3" draw:layer="layout" svg:width="4.6cm" svg:height="1.187cm" svg:x="19.901cm" svg:y="7cm">
          <draw:text-box>
            <text:p/>
          </draw:text-box>
        </draw:frame>
        <draw:frame draw:style-name="gr4" draw:text-style-name="P4" draw:layer="layout" svg:width="1.349cm" svg:height="0.962cm" svg:x="18.301cm" svg:y="7.038cm">
          <draw:text-box>
            <text:p>st5</text:p>
          </draw:text-box>
        </draw:frame>
        <draw:frame draw:style-name="gr3" draw:layer="layout" svg:width="4.6cm" svg:height="1.187cm" svg:x="19.901cm" svg:y="6.1cm">
          <draw:text-box>
            <text:p/>
          </draw:text-box>
        </draw:frame>
        <draw:frame draw:style-name="gr4" draw:text-style-name="P4" draw:layer="layout" svg:width="1.349cm" svg:height="0.962cm" svg:x="18.301cm" svg:y="6.138cm">
          <draw:text-box>
            <text:p>st6</text:p>
          </draw:text-box>
        </draw:frame>
        <draw:frame draw:style-name="gr3" draw:layer="layout" svg:width="4.6cm" svg:height="1.187cm" svg:x="19.902cm" svg:y="5.1cm">
          <draw:text-box>
            <text:p/>
          </draw:text-box>
        </draw:frame>
        <draw:frame draw:style-name="gr4" draw:text-style-name="P4" draw:layer="layout" svg:width="1.349cm" svg:height="0.962cm" svg:x="18.302cm" svg:y="5.138cm">
          <draw:text-box>
            <text:p>st7</text:p>
          </draw:text-box>
        </draw:frame>
        <draw:frame draw:style-name="gr7" draw:text-style-name="P4" draw:layer="layout" svg:width="4.913cm" svg:height="3.095cm" svg:x="1.504cm" svg:y="2.8cm">
          <draw:text-box>
            <text:p>SECTION .data</text:p>
            <text:p>a dq <text:s/>3.64</text:p>
            <text:p>b dq <text:s/>6.25</text:p>
            <text:p>c dq <text:s/>0</text:p>
          </draw:text-box>
        </draw:frame>
        <draw:frame draw:style-name="gr8" draw:text-style-name="P4" draw:layer="layout" svg:width="4.706cm" svg:height="4.517cm" svg:x="1.505cm" svg:y="6.901cm">
          <draw:text-box>
            <text:p>SECTION .text</text:p>
            <text:p/>
            <text:p><text:span text:style-name="T3">fld </text:span><text:span text:style-name="T3">a</text:span></text:p>
            <text:p><text:span text:style-name="T4">fld </text:span><text:span text:style-name="T4">b</text:span></text:p>
            <text:p>fadd</text:p>
            <text:p>fstp c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Exemplo</text:p>
          </draw:text-box>
        </draw:frame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19.9cm" svg:y="12.1cm">
          <draw:text-box>
            <text:p>9.89</text:p>
          </draw:text-box>
        </draw:frame>
        <draw:frame draw:style-name="gr4" draw:text-style-name="P4" draw:layer="layout" svg:width="1.349cm" svg:height="0.962cm" svg:x="18.3cm" svg:y="11.938cm">
          <draw:text-box>
            <text:p>st0</text:p>
          </draw:text-box>
        </draw:frame>
        <draw:frame draw:style-name="gr10" draw:layer="layout" svg:width="4.6cm" svg:height="1.187cm" svg:x="19.901cm" svg:y="11.1cm">
          <draw:text-box>
            <text:p/>
          </draw:text-box>
        </draw:frame>
        <draw:frame draw:style-name="gr4" draw:text-style-name="P4" draw:layer="layout" svg:width="1.349cm" svg:height="0.962cm" svg:x="18.301cm" svg:y="10.938cm">
          <draw:text-box>
            <text:p>st1</text:p>
          </draw:text-box>
        </draw:frame>
        <draw:frame draw:style-name="gr3" draw:layer="layout" svg:width="4.6cm" svg:height="1.187cm" svg:x="19.901cm" svg:y="10cm">
          <draw:text-box>
            <text:p/>
          </draw:text-box>
        </draw:frame>
        <draw:frame draw:style-name="gr4" draw:text-style-name="P4" draw:layer="layout" svg:width="1.349cm" svg:height="0.962cm" svg:x="18.301cm" svg:y="10.038cm">
          <draw:text-box>
            <text:p>st2</text:p>
          </draw:text-box>
        </draw:frame>
        <draw:frame draw:style-name="gr3" draw:layer="layout" svg:width="4.6cm" svg:height="1.187cm" svg:x="19.902cm" svg:y="9cm">
          <draw:text-box>
            <text:p/>
          </draw:text-box>
        </draw:frame>
        <draw:frame draw:style-name="gr4" draw:text-style-name="P4" draw:layer="layout" svg:width="1.349cm" svg:height="0.962cm" svg:x="18.302cm" svg:y="9.0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19.9cm" svg:y="8cm">
          <draw:text-box>
            <text:p/>
          </draw:text-box>
        </draw:frame>
        <draw:frame draw:style-name="gr4" draw:text-style-name="P4" draw:layer="layout" svg:width="1.349cm" svg:height="0.962cm" svg:x="18.3cm" svg:y="8.038cm">
          <draw:text-box>
            <text:p>st4</text:p>
          </draw:text-box>
        </draw:frame>
        <draw:frame draw:style-name="gr3" draw:layer="layout" svg:width="4.6cm" svg:height="1.187cm" svg:x="19.901cm" svg:y="7cm">
          <draw:text-box>
            <text:p/>
          </draw:text-box>
        </draw:frame>
        <draw:frame draw:style-name="gr4" draw:text-style-name="P4" draw:layer="layout" svg:width="1.349cm" svg:height="0.962cm" svg:x="18.301cm" svg:y="7.038cm">
          <draw:text-box>
            <text:p>st5</text:p>
          </draw:text-box>
        </draw:frame>
        <draw:frame draw:style-name="gr3" draw:layer="layout" svg:width="4.6cm" svg:height="1.187cm" svg:x="19.901cm" svg:y="6.1cm">
          <draw:text-box>
            <text:p/>
          </draw:text-box>
        </draw:frame>
        <draw:frame draw:style-name="gr4" draw:text-style-name="P4" draw:layer="layout" svg:width="1.349cm" svg:height="0.962cm" svg:x="18.301cm" svg:y="6.138cm">
          <draw:text-box>
            <text:p>st6</text:p>
          </draw:text-box>
        </draw:frame>
        <draw:frame draw:style-name="gr3" draw:layer="layout" svg:width="4.6cm" svg:height="1.187cm" svg:x="19.902cm" svg:y="5.1cm">
          <draw:text-box>
            <text:p/>
          </draw:text-box>
        </draw:frame>
        <draw:frame draw:style-name="gr4" draw:text-style-name="P4" draw:layer="layout" svg:width="1.349cm" svg:height="0.962cm" svg:x="18.302cm" svg:y="5.138cm">
          <draw:text-box>
            <text:p>st7</text:p>
          </draw:text-box>
        </draw:frame>
        <draw:frame draw:style-name="gr7" draw:text-style-name="P4" draw:layer="layout" svg:width="4.913cm" svg:height="3.095cm" svg:x="1.504cm" svg:y="2.8cm">
          <draw:text-box>
            <text:p>SECTION .data</text:p>
            <text:p>a dq <text:s/>3.64</text:p>
            <text:p>b dq <text:s/>6.25</text:p>
            <text:p>c dq <text:s/>0</text:p>
          </draw:text-box>
        </draw:frame>
        <draw:frame draw:style-name="gr8" draw:text-style-name="P4" draw:layer="layout" svg:width="4.706cm" svg:height="4.517cm" svg:x="1.505cm" svg:y="6.901cm">
          <draw:text-box>
            <text:p>SECTION .text</text:p>
            <text:p/>
            <text:p><text:span text:style-name="T3">fld </text:span><text:span text:style-name="T3">a</text:span></text:p>
            <text:p><text:span text:style-name="T3">fld </text:span><text:span text:style-name="T3">b</text:span></text:p>
            <text:p><text:span text:style-name="T4">fa</text:span><text:span text:style-name="T4">dd</text:span></text:p>
            <text:p>fstp c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Exemplo</text:p>
          </draw:text-box>
        </draw:frame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10" draw:layer="layout" svg:width="4.6cm" svg:height="1.187cm" svg:x="19.9cm" svg:y="12.1cm">
          <draw:text-box>
            <text:p/>
          </draw:text-box>
        </draw:frame>
        <draw:frame draw:style-name="gr4" draw:text-style-name="P4" draw:layer="layout" svg:width="1.349cm" svg:height="0.962cm" svg:x="18.3cm" svg:y="11.938cm">
          <draw:text-box>
            <text:p>st0</text:p>
          </draw:text-box>
        </draw:frame>
        <draw:frame draw:style-name="gr10" draw:layer="layout" svg:width="4.6cm" svg:height="1.187cm" svg:x="19.901cm" svg:y="11.1cm">
          <draw:text-box>
            <text:p/>
          </draw:text-box>
        </draw:frame>
        <draw:frame draw:style-name="gr4" draw:text-style-name="P4" draw:layer="layout" svg:width="1.349cm" svg:height="0.962cm" svg:x="18.301cm" svg:y="10.938cm">
          <draw:text-box>
            <text:p>st1</text:p>
          </draw:text-box>
        </draw:frame>
        <draw:frame draw:style-name="gr3" draw:layer="layout" svg:width="4.6cm" svg:height="1.187cm" svg:x="19.901cm" svg:y="10cm">
          <draw:text-box>
            <text:p/>
          </draw:text-box>
        </draw:frame>
        <draw:frame draw:style-name="gr4" draw:text-style-name="P4" draw:layer="layout" svg:width="1.349cm" svg:height="0.962cm" svg:x="18.301cm" svg:y="10.038cm">
          <draw:text-box>
            <text:p>st2</text:p>
          </draw:text-box>
        </draw:frame>
        <draw:frame draw:style-name="gr3" draw:layer="layout" svg:width="4.6cm" svg:height="1.187cm" svg:x="19.902cm" svg:y="9cm">
          <draw:text-box>
            <text:p/>
          </draw:text-box>
        </draw:frame>
        <draw:frame draw:style-name="gr4" draw:text-style-name="P4" draw:layer="layout" svg:width="1.349cm" svg:height="0.962cm" svg:x="18.302cm" svg:y="9.0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19.9cm" svg:y="8cm">
          <draw:text-box>
            <text:p/>
          </draw:text-box>
        </draw:frame>
        <draw:frame draw:style-name="gr4" draw:text-style-name="P4" draw:layer="layout" svg:width="1.349cm" svg:height="0.962cm" svg:x="18.3cm" svg:y="8.038cm">
          <draw:text-box>
            <text:p>st4</text:p>
          </draw:text-box>
        </draw:frame>
        <draw:frame draw:style-name="gr3" draw:layer="layout" svg:width="4.6cm" svg:height="1.187cm" svg:x="19.901cm" svg:y="7cm">
          <draw:text-box>
            <text:p/>
          </draw:text-box>
        </draw:frame>
        <draw:frame draw:style-name="gr4" draw:text-style-name="P4" draw:layer="layout" svg:width="1.349cm" svg:height="0.962cm" svg:x="18.301cm" svg:y="7.038cm">
          <draw:text-box>
            <text:p>st5</text:p>
          </draw:text-box>
        </draw:frame>
        <draw:frame draw:style-name="gr3" draw:layer="layout" svg:width="4.6cm" svg:height="1.187cm" svg:x="19.901cm" svg:y="6.1cm">
          <draw:text-box>
            <text:p/>
          </draw:text-box>
        </draw:frame>
        <draw:frame draw:style-name="gr4" draw:text-style-name="P4" draw:layer="layout" svg:width="1.349cm" svg:height="0.962cm" svg:x="18.301cm" svg:y="6.138cm">
          <draw:text-box>
            <text:p>st6</text:p>
          </draw:text-box>
        </draw:frame>
        <draw:frame draw:style-name="gr3" draw:layer="layout" svg:width="4.6cm" svg:height="1.187cm" svg:x="19.902cm" svg:y="5.1cm">
          <draw:text-box>
            <text:p/>
          </draw:text-box>
        </draw:frame>
        <draw:frame draw:style-name="gr4" draw:text-style-name="P4" draw:layer="layout" svg:width="1.349cm" svg:height="0.962cm" svg:x="18.302cm" svg:y="5.138cm">
          <draw:text-box>
            <text:p>st7</text:p>
          </draw:text-box>
        </draw:frame>
        <draw:frame draw:style-name="gr7" draw:text-style-name="P4" draw:layer="layout" svg:width="4.913cm" svg:height="3.095cm" svg:x="1.504cm" svg:y="2.8cm">
          <draw:text-box>
            <text:p>SECTION .data</text:p>
            <text:p>a dq <text:s/>3.64</text:p>
            <text:p>b dq <text:s/>6.25</text:p>
            <text:p>c dq <text:s/>9.89</text:p>
          </draw:text-box>
        </draw:frame>
        <draw:frame draw:style-name="gr8" draw:text-style-name="P4" draw:layer="layout" svg:width="4.706cm" svg:height="4.517cm" svg:x="1.505cm" svg:y="6.901cm">
          <draw:text-box>
            <text:p>SECTION .text</text:p>
            <text:p/>
            <text:p><text:span text:style-name="T3">fld </text:span><text:span text:style-name="T3">a</text:span></text:p>
            <text:p><text:span text:style-name="T3">fld </text:span><text:span text:style-name="T3">b</text:span></text:p>
            <text:p><text:span text:style-name="T5">fa</text:span><text:span text:style-name="T5">dd</text:span></text:p>
            <text:p><text:span text:style-name="T4">fst</text:span><text:span text:style-name="T4">p 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Exemplo</text:p>
          </draw:text-box>
        </draw:frame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3" draw:layer="layout" svg:width="4.6cm" svg:height="1.187cm" svg:x="19.9cm" svg:y="11.9cm">
          <draw:text-box>
            <text:p/>
          </draw:text-box>
        </draw:frame>
        <draw:frame draw:style-name="gr4" draw:text-style-name="P4" draw:layer="layout" svg:width="1.349cm" svg:height="0.962cm" svg:x="18.3cm" svg:y="11.938cm">
          <draw:text-box>
            <text:p>st0</text:p>
          </draw:text-box>
        </draw:frame>
        <draw:frame draw:style-name="gr3" draw:layer="layout" svg:width="4.6cm" svg:height="1.187cm" svg:x="19.901cm" svg:y="10.9cm">
          <draw:text-box>
            <text:p/>
          </draw:text-box>
        </draw:frame>
        <draw:frame draw:style-name="gr4" draw:text-style-name="P4" draw:layer="layout" svg:width="1.349cm" svg:height="0.962cm" svg:x="18.301cm" svg:y="10.938cm">
          <draw:text-box>
            <text:p>st1</text:p>
          </draw:text-box>
        </draw:frame>
        <draw:frame draw:style-name="gr3" draw:layer="layout" svg:width="4.6cm" svg:height="1.187cm" svg:x="19.901cm" svg:y="10cm">
          <draw:text-box>
            <text:p/>
          </draw:text-box>
        </draw:frame>
        <draw:frame draw:style-name="gr4" draw:text-style-name="P4" draw:layer="layout" svg:width="1.349cm" svg:height="0.962cm" svg:x="18.301cm" svg:y="10.038cm">
          <draw:text-box>
            <text:p>st2</text:p>
          </draw:text-box>
        </draw:frame>
        <draw:frame draw:style-name="gr3" draw:layer="layout" svg:width="4.6cm" svg:height="1.187cm" svg:x="19.902cm" svg:y="9cm">
          <draw:text-box>
            <text:p/>
          </draw:text-box>
        </draw:frame>
        <draw:frame draw:style-name="gr4" draw:text-style-name="P4" draw:layer="layout" svg:width="1.349cm" svg:height="0.962cm" svg:x="18.302cm" svg:y="9.0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19.9cm" svg:y="8cm">
          <draw:text-box>
            <text:p/>
          </draw:text-box>
        </draw:frame>
        <draw:frame draw:style-name="gr4" draw:text-style-name="P4" draw:layer="layout" svg:width="1.349cm" svg:height="0.962cm" svg:x="18.3cm" svg:y="8.038cm">
          <draw:text-box>
            <text:p>st4</text:p>
          </draw:text-box>
        </draw:frame>
        <draw:frame draw:style-name="gr3" draw:layer="layout" svg:width="4.6cm" svg:height="1.187cm" svg:x="19.901cm" svg:y="7cm">
          <draw:text-box>
            <text:p/>
          </draw:text-box>
        </draw:frame>
        <draw:frame draw:style-name="gr4" draw:text-style-name="P4" draw:layer="layout" svg:width="1.349cm" svg:height="0.962cm" svg:x="18.301cm" svg:y="7.038cm">
          <draw:text-box>
            <text:p>st5</text:p>
          </draw:text-box>
        </draw:frame>
        <draw:frame draw:style-name="gr3" draw:layer="layout" svg:width="4.6cm" svg:height="1.187cm" svg:x="19.901cm" svg:y="6.1cm">
          <draw:text-box>
            <text:p/>
          </draw:text-box>
        </draw:frame>
        <draw:frame draw:style-name="gr4" draw:text-style-name="P4" draw:layer="layout" svg:width="1.349cm" svg:height="0.962cm" svg:x="18.301cm" svg:y="6.138cm">
          <draw:text-box>
            <text:p>st6</text:p>
          </draw:text-box>
        </draw:frame>
        <draw:frame draw:style-name="gr3" draw:layer="layout" svg:width="4.6cm" svg:height="1.187cm" svg:x="19.902cm" svg:y="5.1cm">
          <draw:text-box>
            <text:p/>
          </draw:text-box>
        </draw:frame>
        <draw:frame draw:style-name="gr4" draw:text-style-name="P4" draw:layer="layout" svg:width="1.349cm" svg:height="0.962cm" svg:x="18.302cm" svg:y="5.138cm">
          <draw:text-box>
            <text:p>st7</text:p>
          </draw:text-box>
        </draw:frame>
        <draw:frame draw:style-name="gr11" draw:text-style-name="P6" draw:layer="layout" svg:width="15.882cm" svg:height="0.963cm" svg:x="1.118cm" svg:y="3.8cm">
          <draw:text-box>
            <text:p>Computar <text:s/>z = (x-1) * (y+3.5), onde x é 1.5 e y é 2.5</text:p>
          </draw:text-box>
        </draw:frame>
        <draw:frame draw:style-name="gr12" draw:text-style-name="P4" draw:layer="layout" svg:width="11.098cm" svg:height="5.939cm" svg:x="0.902cm" svg:y="5.2cm">
          <draw:text-box>
            <text:p><text:s text:c="5"/><text:s text:c="3"/>SECTION .data <text:s/><text:s text:c="5"/><text:s text:c="5"/><text:s text:c="5"/><text:s/></text:p>
            <text:p/>
            <text:p>msg <text:s text:c="2"/><text:s text:c="2"/>db <text:s text:c="5"/>"soma = %e",0x0a,0x00</text:p>
            <text:p>x<text:tab/> <text:s text:c="4"/>dd<text:tab/>1.5</text:p>
            <text:p>y<text:tab/> <text:s text:c="4"/>dd<text:tab/>2.5</text:p>
            <text:p>z<text:tab/> <text:s text:c="4"/>dd<text:tab/>0</text:p>
            <text:p>temp <text:s text:c="2"/><text:s/>dq<text:tab/>0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3" draw:layer="layout" svg:width="4.6cm" svg:height="1.187cm" svg:x="21.8cm" svg:y="10.6cm">
          <draw:text-box>
            <text:p/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3" draw:layer="layout" svg:width="4.6cm" svg:height="1.187cm" svg:x="21.801cm" svg:y="9.6cm">
          <draw:text-box>
            <text:p/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fld1<text:tab/><text:tab/><text:tab/><text:tab/>; st0 &lt;- 1 st1 &lt;- x</text:p>
            <text:p><text:tab/>fsub<text:tab/><text:tab/><text:tab/><text:tab/>; st0 &lt;- x-1</text:p>
            <text:p/>
            <text:p><text:tab/>fld<text:tab/>dword [y]<text:tab/><text:tab/>; st0 &lt;- y st1 &lt;- x-1</text:p>
            <text:p><text:tab/>fld<text:tab/>dword [esp]<text:tab/><text:tab/>; st0 &lt;- 3.5 st1 &lt;- y st2 &lt;- x-1</text:p>
            <text:p><text:tab/>fadd<text:tab/><text:tab/><text:tab/><text:tab/> <text:s text:c="4"/><text:s text:c="2"/>; st0 &lt;- y+3.5 st1 &lt;- x-1</text:p>
            <text:p><text:tab/>fmul <text:s/><text:tab/><text:tab/><text:tab/> <text:s text:c="4"/><text:s text:c="2"/>; st0 &lt;- (x-1) * (y+3.5)</text:p>
            <text:p><text:tab/>fst<text:tab/>dword [z]<text:tab/><text:tab/>; armazena a soma em z</text:p>
            <text:p/>
            <text:p><text:tab/>fld<text:tab/>dword [z] <text:s text:c="4"/><text:tab/> <text:s text:c="3"/>; transforma z em 64 bits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21.8cm" svg:y="10.6cm">
          <draw:text-box>
            <text:p>x</text:p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3" draw:layer="layout" svg:width="4.6cm" svg:height="1.187cm" svg:x="21.801cm" svg:y="9.6cm">
          <draw:text-box>
            <text:p/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<text:span text:style-name="T4">fld</text:span><text:span text:style-name="T4"><text:tab/></text:span><text:span text:style-name="T4">dw</text:span><text:span text:style-name="T4">or</text:span><text:span text:style-name="T4">d </text:span><text:span text:style-name="T4">[x]</text:span><text:span text:style-name="T4"><text:tab/></text:span><text:span text:style-name="T4"> ; </text:span><text:span text:style-name="T4">st0 </text:span><text:span text:style-name="T4">&lt;- </text:span><text:span text:style-name="T4">x</text:span></text:p>
            <text:p><text:tab/>fld1<text:tab/><text:tab/><text:tab/><text:tab/>; st0 &lt;- 1 st1 &lt;- x</text:p>
            <text:p><text:tab/>fsub<text:tab/><text:tab/><text:tab/><text:tab/>; st0 &lt;- x-1</text:p>
            <text:p/>
            <text:p><text:tab/>fld<text:tab/>dword [y]<text:tab/><text:tab/>; st0 &lt;- y st1 &lt;- x-1</text:p>
            <text:p><text:tab/>fld<text:tab/>dword [esp]<text:tab/><text:tab/>; st0 &lt;- 3.5 st1 &lt;- y st2 &lt;- x-1</text:p>
            <text:p><text:tab/>fadd<text:tab/><text:tab/><text:tab/><text:tab/> <text:s text:c="4"/><text:s text:c="2"/>; st0 &lt;- y+3.5 st1 &lt;- x-1</text:p>
            <text:p><text:tab/>fmul<text:tab/><text:tab/><text:tab/><text:tab/> <text:s text:c="4"/><text:s text:c="2"/>; st0 &lt;- (x-1) * (y+3.5)</text:p>
            <text:p><text:tab/>fst<text:tab/>dword [z]<text:tab/><text:tab/>; armazena a soma em z</text:p>
            <text:p/>
            <text:p><text:tab/>fld<text:tab/>dword [z] <text:s text:c="4"/><text:tab/> <text:s text:c="3"/>; transforma z em 64 bits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21.8cm" svg:y="10.6cm">
          <draw:text-box>
            <text:p>1</text:p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9" draw:layer="layout" svg:width="4.6cm" svg:height="0.962cm" svg:x="21.801cm" svg:y="9.6cm">
          <draw:text-box>
            <text:p>x</text:p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<text:span text:style-name="T4">fld</text:span><text:span text:style-name="T4">1</text:span><text:span text:style-name="T4"><text:tab/></text:span><text:span text:style-name="T4"><text:tab/></text:span><text:span text:style-name="T4"><text:tab/></text:span><text:span text:style-name="T4"><text:tab/></text:span><text:span text:style-name="T4">; </text:span><text:span text:style-name="T4">st0 </text:span><text:span text:style-name="T4">&lt;- </text:span><text:span text:style-name="T4">1 </text:span><text:span text:style-name="T4">st1 </text:span><text:span text:style-name="T4">&lt;- </text:span><text:span text:style-name="T4">x</text:span></text:p>
            <text:p><text:tab/>fsub<text:tab/><text:tab/><text:tab/><text:tab/>; st0 &lt;- x-1</text:p>
            <text:p/>
            <text:p><text:tab/>fld<text:tab/>dword [y]<text:tab/><text:tab/>; st0 &lt;- y st1 &lt;- x-1</text:p>
            <text:p><text:tab/>fld<text:tab/>dword [esp]<text:tab/><text:tab/>; st0 &lt;- 3.5 st1 &lt;- y st2 &lt;- x-1</text:p>
            <text:p><text:tab/>fadd<text:tab/><text:tab/><text:tab/><text:tab/> <text:s text:c="4"/><text:s text:c="2"/>; st0 &lt;- y+3.5 st1 &lt;- x-1</text:p>
            <text:p><text:tab/>fmul<text:tab/><text:tab/><text:tab/><text:tab/> <text:s text:c="4"/><text:s text:c="2"/>; st0 &lt;- (x-1) * (y+3.5)</text:p>
            <text:p><text:tab/>fst<text:tab/>dword [z]<text:tab/><text:tab/>; armazena a soma em z</text:p>
            <text:p/>
            <text:p><text:tab/>fld<text:tab/>dword [z] <text:s text:c="4"/><text:tab/> <text:s text:c="3"/>; transforma z em 64 bits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21.8cm" svg:y="10.6cm">
          <draw:text-box>
            <text:p>x-1</text:p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3" draw:layer="layout" svg:width="4.6cm" svg:height="1.187cm" svg:x="21.801cm" svg:y="9.6cm">
          <draw:text-box>
            <text:p/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fld1<text:tab/><text:tab/><text:tab/><text:tab/>; st0 &lt;- 1 st1 &lt;- x</text:p>
            <text:p><text:tab/><text:span text:style-name="T4">fsu</text:span><text:span text:style-name="T4">b</text:span><text:span text:style-name="T4"><text:tab/></text:span><text:span text:style-name="T4"><text:tab/></text:span><text:span text:style-name="T4"><text:tab/></text:span><text:span text:style-name="T4"><text:tab/></text:span><text:span text:style-name="T4">; </text:span><text:span text:style-name="T4">st0 </text:span><text:span text:style-name="T4">&lt;- </text:span><text:span text:style-name="T4">x-</text:span><text:span text:style-name="T4">1</text:span></text:p>
            <text:p/>
            <text:p><text:tab/>fld<text:tab/>dword [y]<text:tab/><text:tab/>; st0 &lt;- y st1 &lt;- x-1</text:p>
            <text:p><text:tab/>fld<text:tab/>dword [esp]<text:tab/><text:tab/>; st0 &lt;- 3.5 st1 &lt;- y st2 &lt;- x-1</text:p>
            <text:p><text:tab/>fadd<text:tab/><text:tab/><text:tab/><text:tab/> <text:s text:c="4"/><text:s text:c="2"/>; st0 &lt;- y+3.5 st1 &lt;- x-1</text:p>
            <text:p><text:tab/>fmul<text:tab/><text:tab/><text:tab/><text:tab/> <text:s text:c="4"/><text:s text:c="2"/>; st0 &lt;- (x-1) * (y+3.5)</text:p>
            <text:p><text:tab/>fst<text:tab/>dword [z]<text:tab/><text:tab/>; armazena a soma em z</text:p>
            <text:p/>
            <text:p><text:tab/>fld<text:tab/>dword [z] <text:s text:c="4"/><text:tab/> <text:s text:c="3"/>; transforma z em 64 bits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21.8cm" svg:y="10.6cm">
          <draw:text-box>
            <text:p>y</text:p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9" draw:layer="layout" svg:width="4.6cm" svg:height="0.962cm" svg:x="21.801cm" svg:y="9.6cm">
          <draw:text-box>
            <text:p>x-1</text:p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fld1<text:tab/><text:tab/><text:tab/><text:tab/>; st0 &lt;- 1 st1 &lt;- x</text:p>
            <text:p><text:tab/>fsub<text:tab/><text:tab/><text:tab/><text:tab/>; st0 &lt;- x-1</text:p>
            <text:p/>
            <text:p><text:tab/><text:span text:style-name="T4">fld</text:span><text:span text:style-name="T4"><text:tab/></text:span><text:span text:style-name="T4">dw</text:span><text:span text:style-name="T4">or</text:span><text:span text:style-name="T4">d </text:span><text:span text:style-name="T4">[y]</text:span><text:span text:style-name="T4"><text:tab/></text:span><text:span text:style-name="T4"><text:tab/></text:span><text:span text:style-name="T4">; </text:span><text:span text:style-name="T4">st0 </text:span><text:span text:style-name="T4">&lt;- </text:span><text:span text:style-name="T4">y </text:span><text:span text:style-name="T4">st1 </text:span><text:span text:style-name="T4">&lt;- </text:span><text:span text:style-name="T4">x-</text:span><text:span text:style-name="T4">1</text:span></text:p>
            <text:p><text:tab/>fld<text:tab/>dword [esp]<text:tab/><text:tab/>; st0 &lt;- 3.5 st1 &lt;- y st2 &lt;- x-1</text:p>
            <text:p><text:tab/>fadd<text:tab/><text:tab/><text:tab/><text:tab/> <text:s text:c="4"/><text:s text:c="2"/>; st0 &lt;- y+3.5 st1 &lt;- x-1</text:p>
            <text:p><text:tab/>fmul<text:tab/><text:tab/><text:tab/><text:tab/> <text:s text:c="4"/><text:s text:c="2"/>; st0 &lt;- (x-1) * (y+3.5)</text:p>
            <text:p><text:tab/>fst<text:tab/>dword [z]<text:tab/><text:tab/>; armazena a soma em z</text:p>
            <text:p/>
            <text:p><text:tab/>fld<text:tab/>dword [z] <text:s text:c="4"/><text:tab/> <text:s text:c="3"/>; transforma z em 64 bits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21.8cm" svg:y="10.6cm">
          <draw:text-box>
            <text:p>3.5</text:p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9" draw:layer="layout" svg:width="4.6cm" svg:height="0.962cm" svg:x="21.801cm" svg:y="9.6cm">
          <draw:text-box>
            <text:p>y</text:p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9" draw:layer="layout" svg:width="4.6cm" svg:height="0.962cm" svg:x="21.801cm" svg:y="8.7cm">
          <draw:text-box>
            <text:p>x-1</text:p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fld1<text:tab/><text:tab/><text:tab/><text:tab/>; st0 &lt;- 1 st1 &lt;- x</text:p>
            <text:p><text:tab/>fsub<text:tab/><text:tab/><text:tab/><text:tab/>; st0 &lt;- x-1</text:p>
            <text:p/>
            <text:p><text:tab/>fld<text:tab/>dword [y]<text:tab/><text:tab/>; st0 &lt;- y st1 &lt;- x-1</text:p>
            <text:p><text:tab/><text:span text:style-name="T4">fld</text:span><text:span text:style-name="T4"><text:tab/></text:span><text:span text:style-name="T4">dw</text:span><text:span text:style-name="T4">or</text:span><text:span text:style-name="T4">d </text:span><text:span text:style-name="T4">[es</text:span><text:span text:style-name="T4">p]</text:span><text:span text:style-name="T4"><text:tab/></text:span><text:span text:style-name="T4"><text:tab/></text:span><text:span text:style-name="T4">; </text:span><text:span text:style-name="T4">st0 </text:span><text:span text:style-name="T4">&lt;- </text:span><text:span text:style-name="T4">3.</text:span><text:span text:style-name="T4">5 </text:span><text:span text:style-name="T4">st1 </text:span><text:span text:style-name="T4">&lt;- </text:span><text:span text:style-name="T4">y </text:span><text:span text:style-name="T4">st2 </text:span><text:span text:style-name="T4">&lt;- </text:span><text:span text:style-name="T4">x-</text:span><text:span text:style-name="T4">1</text:span></text:p>
            <text:p><text:tab/>fadd<text:tab/><text:tab/><text:tab/><text:tab/> <text:s text:c="4"/><text:s text:c="2"/>; st0 &lt;- y+3.5 st1 &lt;- x-1</text:p>
            <text:p><text:tab/>fmul<text:tab/><text:tab/><text:tab/> <text:s text:c="4"/><text:s text:c="5"/><text:s text:c="3"/>; st0 &lt;- (x-1) * (y+3.5)</text:p>
            <text:p><text:tab/>fst<text:tab/>dword [z]<text:tab/><text:tab/>; armazena a soma em z</text:p>
            <text:p/>
            <text:p><text:tab/>fld<text:tab/>dword [z] <text:s text:c="4"/><text:tab/> <text:s text:c="3"/>; transforma z em 64 bits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21.8cm" svg:y="10.6cm">
          <draw:text-box>
            <text:p>y+3.5</text:p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9" draw:layer="layout" svg:width="4.6cm" svg:height="0.962cm" svg:x="21.801cm" svg:y="9.6cm">
          <draw:text-box>
            <text:p>x-1</text:p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fld1<text:tab/><text:tab/><text:tab/><text:tab/>; st0 &lt;- 1 st1 &lt;- x</text:p>
            <text:p><text:tab/>fsub<text:tab/><text:tab/><text:tab/><text:tab/>; st0 &lt;- x-1</text:p>
            <text:p/>
            <text:p><text:tab/>fld<text:tab/>dword [y]<text:tab/><text:tab/>; st0 &lt;- y st1 &lt;- x-1</text:p>
            <text:p><text:tab/>fld<text:tab/>dword [esp]<text:tab/><text:tab/>; st0 &lt;- 3.5 st1 &lt;- y st2 &lt;- x-1</text:p>
            <text:p><text:tab/><text:span text:style-name="T4">fa</text:span><text:span text:style-name="T4">dd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text:span text:style-name="T4"><text:s text:c="2"/>; </text:span><text:span text:style-name="T4">st0 </text:span><text:span text:style-name="T4">&lt;- </text:span><text:span text:style-name="T4">y+</text:span><text:span text:style-name="T4">3.</text:span><text:span text:style-name="T4">5 </text:span><text:span text:style-name="T4">st1 </text:span><text:span text:style-name="T4">&lt;- </text:span><text:span text:style-name="T4">x-</text:span><text:span text:style-name="T4">1</text:span></text:p>
            <text:p><text:tab/>fmul<text:tab/><text:tab/><text:tab/> <text:s text:c="4"/><text:s text:c="5"/><text:s text:c="4"/>; st0 &lt;- (x-1) * (y+3.5)</text:p>
            <text:p><text:tab/>fst<text:tab/>dword [z]<text:tab/><text:tab/>; armazena a soma em z</text:p>
            <text:p/>
            <text:p><text:tab/>fld<text:tab/>dword [z] <text:s text:c="4"/><text:tab/> <text:s text:c="3"/>; transforma z em 64 bits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21.8cm" svg:y="10.6cm">
          <draw:text-box>
            <text:p>(x-1)*(y+3.5)</text:p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3" draw:layer="layout" svg:width="4.6cm" svg:height="1.187cm" svg:x="21.801cm" svg:y="9.6cm">
          <draw:text-box>
            <text:p/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fld1<text:tab/><text:tab/><text:tab/><text:tab/>; st0 &lt;- 1 st1 &lt;- x</text:p>
            <text:p><text:tab/>fsub<text:tab/><text:tab/><text:tab/><text:tab/>; st0 &lt;- x-1</text:p>
            <text:p/>
            <text:p><text:tab/>fld<text:tab/>dword [y]<text:tab/><text:tab/>; st0 &lt;- y st1 &lt;- x-1</text:p>
            <text:p><text:tab/>fld<text:tab/>dword [esp]<text:tab/><text:tab/>; st0 &lt;- 3.5 st1 &lt;- y st2 &lt;- x-1</text:p>
            <text:p><text:tab/>fadd<text:tab/><text:tab/><text:tab/><text:tab/> <text:s text:c="4"/><text:s text:c="2"/>; st0 &lt;- y+3.5 st1 &lt;- x-1</text:p>
            <text:p><text:tab/><text:span text:style-name="T4">fm</text:span><text:span text:style-name="T4">ul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text:span text:style-name="T4"><text:s text:c="2"/>; </text:span><text:span text:style-name="T4">st0 </text:span><text:span text:style-name="T4">&lt;- </text:span><text:span text:style-name="T4">(x-</text:span><text:span text:style-name="T4">1) </text:span><text:span text:style-name="T4">*(y</text:span><text:span text:style-name="T4">+3</text:span><text:span text:style-name="T4">.5)</text:span></text:p>
            <text:p><text:tab/>fst<text:tab/>dword [z]<text:tab/><text:tab/>; armazena a soma em z</text:p>
            <text:p/>
            <text:p><text:tab/>fld<text:tab/>dword [z] <text:s text:c="4"/><text:tab/> <text:s text:c="3"/>; transforma z em 64 bits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3" draw:layer="layout" svg:width="4.6cm" svg:height="1.187cm" svg:x="21.8cm" svg:y="10.6cm">
          <draw:text-box>
            <text:p/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3" draw:layer="layout" svg:width="4.6cm" svg:height="1.187cm" svg:x="21.801cm" svg:y="9.6cm">
          <draw:text-box>
            <text:p/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fld1<text:tab/><text:tab/><text:tab/><text:tab/>; st0 &lt;- 1 st1 &lt;- x</text:p>
            <text:p><text:tab/>fsub<text:tab/><text:tab/><text:tab/><text:tab/>; st0 &lt;- x-1</text:p>
            <text:p/>
            <text:p><text:tab/>fld<text:tab/>dword [y]<text:tab/><text:tab/>; st0 &lt;- y st1 &lt;- x-1</text:p>
            <text:p><text:tab/>fld<text:tab/>dword [esp]<text:tab/><text:tab/>; st0 &lt;- 3.5 st1 &lt;- y st2 &lt;- x-1</text:p>
            <text:p><text:tab/>fadd<text:tab/><text:tab/><text:tab/><text:tab/> <text:s text:c="4"/><text:s text:c="2"/>; st0 &lt;- y+3.5 st1 &lt;- x-1</text:p>
            <text:p><text:tab/>fmul<text:tab/><text:tab/><text:tab/><text:tab/> <text:s text:c="4"/><text:s text:c="2"/>; st0 &lt;- (x-1) * (y+3.5)</text:p>
            <text:p><text:tab/><text:span text:style-name="T4">fst</text:span><text:span text:style-name="T4"><text:tab/></text:span><text:span text:style-name="T4">dw</text:span><text:span text:style-name="T4">or</text:span><text:span text:style-name="T4">d </text:span><text:span text:style-name="T4">[z]</text:span><text:span text:style-name="T4"><text:tab/></text:span><text:span text:style-name="T4"><text:tab/></text:span><text:span text:style-name="T4">; </text:span><text:span text:style-name="T4">ar</text:span><text:span text:style-name="T4">m</text:span><text:span text:style-name="T4">az</text:span><text:span text:style-name="T4">en</text:span><text:span text:style-name="T4">a </text:span><text:span text:style-name="T4">a </text:span><text:span text:style-name="T4">so</text:span><text:span text:style-name="T4">m</text:span><text:span text:style-name="T4">a </text:span><text:span text:style-name="T4">e</text:span><text:span text:style-name="T4">m </text:span><text:span text:style-name="T4">z</text:span></text:p>
            <text:p/>
            <text:p><text:tab/>fld<text:tab/>dword [z] <text:s text:c="4"/><text:tab/> <text:s text:c="3"/>; transforma z em 64 bits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9" draw:layer="layout" svg:width="4.6cm" svg:height="0.962cm" svg:x="21.8cm" svg:y="10.6cm">
          <draw:text-box>
            <text:p>z</text:p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3" draw:layer="layout" svg:width="4.6cm" svg:height="1.187cm" svg:x="21.801cm" svg:y="9.6cm">
          <draw:text-box>
            <text:p/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fld1<text:tab/><text:tab/><text:tab/><text:tab/>; st0 &lt;- 1 st1 &lt;- x</text:p>
            <text:p><text:tab/>fsub<text:tab/><text:tab/><text:tab/><text:tab/>; st0 &lt;- x-1</text:p>
            <text:p/>
            <text:p><text:tab/>fld<text:tab/>dword [y]<text:tab/><text:tab/>; st0 &lt;- y st1 &lt;- x-1</text:p>
            <text:p><text:tab/>fld<text:tab/>dword [esp]<text:tab/><text:tab/>; st0 &lt;- 3.5 st1 &lt;- y st2 &lt;- x-1</text:p>
            <text:p><text:tab/>fadd<text:tab/><text:tab/><text:tab/><text:tab/> <text:s text:c="4"/><text:s text:c="2"/>; st0 &lt;- y+3.5 st1 &lt;- x-1</text:p>
            <text:p><text:tab/>fmul<text:tab/><text:tab/><text:tab/><text:tab/> <text:s text:c="4"/><text:s text:c="2"/>; st0 &lt;- (x-1) * (y+3.5)</text:p>
            <text:p><text:tab/>fst<text:tab/>dword [z]<text:tab/><text:tab/>; armazena a soma em z</text:p>
            <text:p/>
            <text:p><text:tab/><text:span text:style-name="T4">fld</text:span><text:span text:style-name="T4"><text:tab/></text:span><text:span text:style-name="T4">dw</text:span><text:span text:style-name="T4">or</text:span><text:span text:style-name="T4">d </text:span><text:span text:style-name="T4">[z] </text:span><text:span text:style-name="T4"><text:s text:c="4"/></text:span><text:span text:style-name="T4"><text:tab/></text:span><text:span text:style-name="T4"> <text:s text:c="3"/></text:span><text:span text:style-name="T4">; </text:span><text:span text:style-name="T4">tra</text:span><text:span text:style-name="T4">nsf</text:span><text:span text:style-name="T4">or</text:span><text:span text:style-name="T4">m</text:span><text:span text:style-name="T4">a z </text:span><text:span text:style-name="T4">e</text:span><text:span text:style-name="T4">m </text:span><text:span text:style-name="T4">64 </text:span><text:span text:style-name="T4">bit</text:span><text:span text:style-name="T4">s</text:span></text:p>
            <text:p><text:tab/>fstp<text:tab/>qword [temp] <text:s/><text:s text:c="2"/>; armazena z como palavra de 64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draw:style-name="gr2" draw:text-style-name="P4" draw:layer="layout" svg:width="8cm" svg:height="1.187cm" svg:x="17.5cm" svg:y="9.3cm">
          <draw:text-box>
            <text:p/>
          </draw:text-box>
        </draw:frame>
        <draw:frame draw:style-name="gr3" draw:layer="layout" svg:width="4.6cm" svg:height="1.187cm" svg:x="21.8cm" svg:y="10.6cm">
          <draw:text-box>
            <text:p/>
          </draw:text-box>
        </draw:frame>
        <draw:frame draw:style-name="gr4" draw:text-style-name="P4" draw:layer="layout" svg:width="1.349cm" svg:height="0.962cm" svg:x="20.2cm" svg:y="10.638cm">
          <draw:text-box>
            <text:p>st0</text:p>
          </draw:text-box>
        </draw:frame>
        <draw:frame draw:style-name="gr3" draw:layer="layout" svg:width="4.6cm" svg:height="1.187cm" svg:x="21.801cm" svg:y="9.6cm">
          <draw:text-box>
            <text:p/>
          </draw:text-box>
        </draw:frame>
        <draw:frame draw:style-name="gr4" draw:text-style-name="P4" draw:layer="layout" svg:width="1.349cm" svg:height="0.962cm" svg:x="20.201cm" svg:y="9.638cm">
          <draw:text-box>
            <text:p>st1</text:p>
          </draw:text-box>
        </draw:frame>
        <draw:frame draw:style-name="gr3" draw:layer="layout" svg:width="4.6cm" svg:height="1.187cm" svg:x="21.801cm" svg:y="8.7cm">
          <draw:text-box>
            <text:p/>
          </draw:text-box>
        </draw:frame>
        <draw:frame draw:style-name="gr4" draw:text-style-name="P4" draw:layer="layout" svg:width="1.349cm" svg:height="0.962cm" svg:x="20.201cm" svg:y="8.738cm">
          <draw:text-box>
            <text:p>st2</text:p>
          </draw:text-box>
        </draw:frame>
        <draw:frame draw:style-name="gr3" draw:layer="layout" svg:width="4.6cm" svg:height="1.187cm" svg:x="21.802cm" svg:y="7.7cm">
          <draw:text-box>
            <text:p/>
          </draw:text-box>
        </draw:frame>
        <draw:frame draw:style-name="gr4" draw:text-style-name="P4" draw:layer="layout" svg:width="1.349cm" svg:height="0.962cm" svg:x="20.202cm" svg:y="7.738cm">
          <draw:text-box>
            <text:p>st3</text:p>
          </draw:text-box>
        </draw:frame>
        <draw:frame draw:style-name="gr2" draw:text-style-name="P4" draw:layer="layout" svg:width="8cm" svg:height="1.187cm" svg:x="17.5cm" svg:y="5.4cm">
          <draw:text-box>
            <text:p/>
          </draw:text-box>
        </draw:frame>
        <draw:frame draw:style-name="gr3" draw:layer="layout" svg:width="4.6cm" svg:height="1.187cm" svg:x="21.8cm" svg:y="6.7cm">
          <draw:text-box>
            <text:p/>
          </draw:text-box>
        </draw:frame>
        <draw:frame draw:style-name="gr4" draw:text-style-name="P4" draw:layer="layout" svg:width="1.349cm" svg:height="0.962cm" svg:x="20.2cm" svg:y="6.738cm">
          <draw:text-box>
            <text:p>st4</text:p>
          </draw:text-box>
        </draw:frame>
        <draw:frame draw:style-name="gr3" draw:layer="layout" svg:width="4.6cm" svg:height="1.187cm" svg:x="21.801cm" svg:y="5.7cm">
          <draw:text-box>
            <text:p/>
          </draw:text-box>
        </draw:frame>
        <draw:frame draw:style-name="gr4" draw:text-style-name="P4" draw:layer="layout" svg:width="1.349cm" svg:height="0.962cm" svg:x="20.201cm" svg:y="5.738cm">
          <draw:text-box>
            <text:p>st5</text:p>
          </draw:text-box>
        </draw:frame>
        <draw:frame draw:style-name="gr3" draw:layer="layout" svg:width="4.6cm" svg:height="1.187cm" svg:x="21.801cm" svg:y="4.8cm">
          <draw:text-box>
            <text:p/>
          </draw:text-box>
        </draw:frame>
        <draw:frame draw:style-name="gr4" draw:text-style-name="P4" draw:layer="layout" svg:width="1.349cm" svg:height="0.962cm" svg:x="20.201cm" svg:y="4.838cm">
          <draw:text-box>
            <text:p>st6</text:p>
          </draw:text-box>
        </draw:frame>
        <draw:frame draw:style-name="gr3" draw:layer="layout" svg:width="4.6cm" svg:height="1.187cm" svg:x="21.802cm" svg:y="3.8cm">
          <draw:text-box>
            <text:p/>
          </draw:text-box>
        </draw:frame>
        <draw:frame draw:style-name="gr4" draw:text-style-name="P4" draw:layer="layout" svg:width="1.349cm" svg:height="0.962cm" svg:x="20.202cm" svg:y="3.838cm">
          <draw:text-box>
            <text:p>st7</text:p>
          </draw:text-box>
        </draw:frame>
        <draw:frame draw:style-name="gr11" draw:text-style-name="P6" draw:layer="layout" svg:width="15.882cm" svg:height="0.963cm" svg:x="0.6cm" svg:y="0.4cm">
          <draw:text-box>
            <text:p>Computar <text:s/>z = (x-1) * (y+3.5), onde x é 1.5 e y é 2.5</text:p>
          </draw:text-box>
        </draw:frame>
        <draw:frame draw:style-name="gr13" draw:text-style-name="P4" draw:layer="layout" svg:width="17.95cm" svg:height="10.205cm" svg:x="0.504cm" svg:y="2.595cm">
          <draw:text-box>
            <text:p>main:<text:tab/><text:tab/><text:tab/><text:tab/> <text:s text:c="4"/><text:s text:c="3"/></text:p>
            <text:p><text:tab/>fld<text:tab/>dword [x]<text:tab/> ; st0 &lt;- x</text:p>
            <text:p><text:tab/>fld1<text:tab/><text:tab/><text:tab/><text:tab/>; st0 &lt;- 1 st1 &lt;- x</text:p>
            <text:p><text:tab/>fsub<text:tab/><text:tab/><text:tab/><text:tab/>; st0 &lt;- x-1</text:p>
            <text:p/>
            <text:p><text:tab/>fld<text:tab/>dword [y]<text:tab/><text:tab/>; st0 &lt;- y st1 &lt;- x-1</text:p>
            <text:p><text:tab/>fld<text:tab/>dword [esp]<text:tab/><text:tab/>; st0 &lt;- 3.5 st1 &lt;- y st2 &lt;- x-1</text:p>
            <text:p><text:tab/>fadd<text:tab/><text:tab/><text:tab/><text:tab/> <text:s text:c="4"/><text:s text:c="2"/>; st0 &lt;- y+3.5 st1 &lt;- x-1</text:p>
            <text:p><text:tab/>fmul<text:tab/><text:tab/><text:tab/><text:tab/> <text:s text:c="4"/><text:s text:c="2"/>; st0 &lt;- (x-1) * (y+3.5)</text:p>
            <text:p><text:tab/>fst<text:tab/>dword [z]<text:tab/><text:tab/>; armazena a soma em z</text:p>
            <text:p/>
            <text:p><text:tab/>fld<text:tab/>dword [z] <text:s text:c="4"/><text:tab/> <text:s text:c="3"/>; transforma z em 64 bits</text:p>
            <text:p><text:tab/><text:span text:style-name="T4">fst</text:span><text:span text:style-name="T4">p</text:span><text:span text:style-name="T4"><text:tab/></text:span><text:span text:style-name="T4">qw</text:span><text:span text:style-name="T4">or</text:span><text:span text:style-name="T4">d </text:span><text:span text:style-name="T4">[te</text:span><text:span text:style-name="T4">m</text:span><text:span text:style-name="T4">p] <text:s/></text:span><text:span text:style-name="T4"><text:s text:c="2"/>; </text:span><text:span text:style-name="T4">ar</text:span><text:span text:style-name="T4">m</text:span><text:span text:style-name="T4">az</text:span><text:span text:style-name="T4">en</text:span><text:span text:style-name="T4">a z </text:span><text:span text:style-name="T4">co</text:span><text:span text:style-name="T4">m</text:span><text:span text:style-name="T4">o </text:span><text:span text:style-name="T4">pal</text:span><text:span text:style-name="T4">av</text:span><text:span text:style-name="T4">ra </text:span><text:span text:style-name="T4">de </text:span><text:span text:style-name="T4">64 </text:span><text:span text:style-name="T4">bit</text:span><text:span text:style-name="T4">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iferenças entre código 32 e 64 bits</text:p>
          </draw:text-box>
        </draw:frame>
        <draw:frame draw:style-name="gr14" draw:text-style-name="P4" draw:layer="layout" svg:width="0.502cm" svg:height="1.187cm" svg:x="-0.92cm" svg:y="0cm">
          <draw:text-box>
            <text:p/>
          </draw:text-box>
        </draw:frame>
        <draw:frame draw:style-name="gr15" draw:text-style-name="P4" draw:layer="layout" svg:width="10.502cm" svg:height="3.806cm" svg:x="0.898cm" svg:y="7.6cm">
          <draw:text-box>
            <text:p><text:tab/>push<text:tab/>dword [temp+4] <text:tab/><text:tab/></text:p>
            <text:p><text:tab/>push<text:tab/>dword [temp]</text:p>
            <text:p><text:s text:c="8"/>push <text:s text:c="3"/>dword msg<text:tab/><text:tab/></text:p>
            <text:p><text:s text:c="8"/>call <text:s text:c="3"/>printf<text:tab/><text:tab/><text:tab/></text:p>
            <text:p><text:s text:c="8"/>add <text:s text:c="4"/>esp, 12<text:tab/><text:tab/><text:tab/></text:p>
          </draw:text-box>
        </draw:frame>
        <draw:frame draw:style-name="gr11" draw:text-style-name="P6" draw:layer="layout" svg:width="10.747cm" svg:height="0.963cm" svg:x="1.853cm" svg:y="5.8cm">
          <draw:text-box>
            <text:p>msg <text:s text:c="2"/><text:s text:c="2"/>db <text:s text:c="5"/>"sum = %e",0x0a,0x00</text:p>
          </draw:text-box>
        </draw:frame>
        <draw:frame draw:style-name="gr16" draw:text-style-name="P6" draw:layer="layout" svg:width="9.578cm" svg:height="3.096cm" svg:x="15cm" svg:y="7.704cm">
          <draw:text-box>
            <text:p><text:s text:c="4"/>mov <text:s/>rdi, msg</text:p>
            <text:p><text:s text:c="5"/>movq xmm0 , qword [temp]</text:p>
            <text:p><text:s text:c="5"/>mov <text:s/>rax,1</text:p>
            <text:p><text:s text:c="5"/>call printf</text:p>
          </draw:text-box>
        </draw:frame>
        <draw:frame draw:style-name="gr17" draw:text-style-name="P4" draw:layer="layout" svg:width="8.423cm" svg:height="0.962cm" svg:x="2cm" svg:y="3.8cm">
          <draw:text-box>
            <text:p>printf(“soma = %e\n”, temp);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9-11-07T14:03:07.757215073</dc:date>
    <meta:editing-duration>PT2H22M3S</meta:editing-duration>
    <meta:editing-cycles>19</meta:editing-cycles>
    <meta:generator>LibreOffice/5.1.4.2$Linux_X86_64 LibreOffice_project/10m0$Build-2</meta:generator>
    <meta:document-statistic meta:object-count="436"/>
  </office:meta>
</office:document-meta>
</file>